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21" style:family="graphic" style:parent-style-name="standard">
      <style:graphic-properties svg:stroke-color="#0066cc" svg:stroke-linecap="round" draw:fill="solid" draw:fill-color="#cfe7f5" draw:textarea-horizontal-align="justify" draw:textarea-vertical-align="middle" draw:auto-grow-height="false"/>
    </style:style>
    <style:style style:name="gr22" style:family="graphic" style:parent-style-name="standard">
      <style:graphic-properties svg:stroke-color="#0066cc" draw:fill="solid" draw:fill-color="#e0f0cc" draw:textarea-horizontal-align="justify" draw:textarea-vertical-align="middle" draw:auto-grow-height="false"/>
    </style:style>
    <style:style style:name="gr23" style:family="graphic" style:parent-style-name="standard">
      <style:graphic-properties svg:stroke-color="#0066cc" draw:fill="solid" draw:fill-color="#e6e6e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000080" style:font-name="Courier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1">&lt;class 'floa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3.1415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308cm" svg:x1="23.391cm" svg:y1="1.782cm" svg:x2="12.989cm" svg:y2="1.78cm" draw:start-shape="id15" draw:start-glue-point="2" draw:end-shape="id9" draw:end-glue-point="2" svg:d="M23391 1782v1012h-10402v-1014" svg:viewBox="0 0 10403 1015">
          <text:p/>
        </draw:connector>
        <draw:frame draw:style-name="gr19" draw:text-style-name="P4" draw:layer="layout" svg:width="4.008cm" svg:height="0.844cm" svg:x="1.594cm" svg:y="12.757cm">
          <draw:text-box>
            <text:p><text:span text:style-name="T2">subclass of </text:span><text:span text:style-name="T3">type</text:span></text:p>
          </draw:text-box>
        </draw:frame>
        <draw:frame draw:style-name="gr20" draw:text-style-name="P4" draw:layer="layout" svg:width="9.3cm" svg:height="0.844cm" svg:x="8.695cm" svg:y="12.757cm">
          <draw:text-box>
            <text:p><text:span text:style-name="T2">instance of </text:span><text:span text:style-name="T3">type</text:span><text:span text:style-name="T2"> but not subclass of </text:span><text:span text:style-name="T3">type</text:span></text:p>
          </draw:text-box>
        </draw:frame>
        <draw:frame draw:style-name="gr20" draw:text-style-name="P4" draw:layer="layout" svg:width="4.905cm" svg:height="0.844cm" svg:x="21.395cm" svg:y="12.757cm">
          <draw:text-box>
            <text:p><text:span text:style-name="T2">not instance of </text:span><text:span text:style-name="T3">type</text:span></text:p>
          </draw:text-box>
        </draw:frame>
        <draw:custom-shape draw:style-name="gr21" draw:text-style-name="P1" draw:layer="layout" svg:width="0.508cm" svg:height="0.508cm" svg:x="1.15cm" svg:y="12.9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08cm" svg:height="0.508cm" svg:x="8.2cm" svg:y="12.9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08cm" svg:height="0.508cm" svg:x="20.975cm" svg:y="12.9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652cm" svg:x1="4.151cm" svg:y1="1.769cm" svg:x2="5.47cm" svg:y2="1.769cm" draw:start-shape="id16" draw:start-glue-point="2" draw:end-shape="id17" draw:end-glue-point="2" svg:d="M4151 1769v1152h1319v-1152" svg:viewBox="0 0 1320 1153">
          <text:p/>
        </draw:connector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0.275cm" svg:x1="5.97cm" svg:y1="1.769cm" svg:x2="10.37cm" svg:y2="1.769cm" draw:start-shape="id18" draw:start-glue-point="2" draw:end-shape="id19" draw:end-glue-point="2" svg:d="M5970 1769c0 1162 4400 1162 4400 0" svg:viewBox="0 0 4401 8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5T00:49:59.882921055</dc:date>
    <dc:creator>Marco Buttu</dc:creator>
    <meta:editing-duration>PT3H48M54S</meta:editing-duration>
    <meta:editing-cycles>45</meta:editing-cycles>
    <meta:generator>LibreOffice/4.2.6.3$Linux_X86_64 LibreOffice_project/420m0$Build-3</meta:generator>
    <meta:document-statistic meta:object-count="42"/>
  </office:meta>
</office:document-meta>
</file>